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draw:fill="solid" draw:fill-color="#ffffff" draw:textarea-horizontal-align="center" draw:textarea-vertical-align="middle" fo:padding-top="0.015cm" fo:padding-bottom="0.015cm" fo:padding-left="0.015cm" fo:padding-right="0.015cm"/>
    </style:style>
    <style:style style:name="gr2" style:family="graphic" style:parent-style-name="standard">
      <style:graphic-properties svg:stroke-width="0.03cm" draw:textarea-horizontal-align="center" draw:textarea-vertical-align="middle" fo:padding-top="0.015cm" fo:padding-bottom="0.015cm" fo:padding-left="0.015cm" fo:padding-right="0.015cm"/>
    </style:style>
    <style:style style:name="gr3" style:family="graphic" style:parent-style-name="standard">
      <style:graphic-properties svg:stroke-width="0.03cm" svg:stroke-color="#ffffff" draw:textarea-horizontal-align="center" draw:textarea-vertical-align="middle" fo:padding-top="0.015cm" fo:padding-bottom="0.015cm" fo:padding-left="0.015cm" fo:padding-right="0.015cm"/>
    </style:style>
    <style:style style:name="gr4" style:family="graphic" style:parent-style-name="standard">
      <style:graphic-properties svg:stroke-width="0cm" draw:marker-start-width="0.279cm" draw:marker-end-width="0.279cm" draw:textarea-horizontal-align="center" draw:textarea-vertical-align="middle" fo:padding-top="0.087cm" fo:padding-bottom="0.087cm" fo:padding-left="0.212cm" fo:padding-right="0.212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407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898cm" svg:height="0.365cm" svg:x="0.554cm" svg:y="1.016cm">
          <text:p/>
        </draw:rect>
        <draw:g>
          <draw:ellipse draw:style-name="gr2" draw:text-style-name="P2" draw:layer="layout" svg:width="-0.188cm" svg:height="-0.302cm" svg:x="2.311cm" svg:y="1.33cm" draw:kind="arc" draw:start-angle="178.71" draw:end-angle="0.34">
            <text:p/>
          </draw:ellipse>
          <draw:ellipse draw:style-name="gr2" draw:text-style-name="P2" draw:layer="layout" svg:width="-0.19cm" svg:height="-0.302cm" svg:x="2.499cm" svg:y="1.327cm" draw:kind="arc" draw:start-angle="178.71" draw:end-angle="0.34">
            <text:p/>
          </draw:ellipse>
          <draw:ellipse draw:style-name="gr2" draw:text-style-name="P2" draw:layer="layout" svg:width="-0.189cm" svg:height="-0.302cm" svg:x="2.687cm" svg:y="1.33cm" draw:kind="arc" draw:start-angle="178.71" draw:end-angle="0.34">
            <text:p/>
          </draw:ellipse>
          <draw:ellipse draw:style-name="gr2" draw:text-style-name="P2" draw:layer="layout" svg:width="-0.19cm" svg:height="-0.302cm" svg:x="2.124cm" svg:y="1.327cm" draw:kind="arc" draw:start-angle="178.71" draw:end-angle="0.34">
            <text:p/>
          </draw:ellipse>
          <draw:ellipse draw:style-name="gr2" draw:text-style-name="P2" draw:layer="layout" svg:width="-0.189cm" svg:height="-0.302cm" svg:x="1.936cm" svg:y="1.327cm" draw:kind="arc" draw:start-angle="178.71" draw:end-angle="0.34">
            <text:p/>
          </draw:ellipse>
          <draw:line draw:style-name="gr3" draw:text-style-name="P2" draw:layer="layout" svg:x1="2.688cm" svg:y1="1.198cm" svg:x2="1.75cm" svg:y2="1.198cm">
            <text:p/>
          </draw:line>
        </draw:g>
        <draw:line draw:style-name="gr4" draw:text-style-name="P3" draw:layer="layout" svg:x1="1.758cm" svg:y1="1.178cm" svg:x2="1.442cm" svg:y2="1.178cm">
          <text:p/>
        </draw:line>
        <draw:line draw:style-name="gr4" draw:text-style-name="P3" draw:layer="layout" svg:x1="0.233cm" svg:y1="1.156cm" svg:x2="0.535cm" svg:y2="1.156cm">
          <text:p/>
        </draw:line>
        <draw:frame draw:style-name="gr5" draw:layer="layout" svg:width="0.641cm" svg:height="0.58cm" svg:x="0.06cm" svg:y="1.9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layer="layout" svg:width="0.875cm" svg:height="0.962cm" svg:x="-0.081cm" svg:y="1.137cm">
          <draw:text-box>
            <text:p>+</text:p>
          </draw:text-box>
        </draw:frame>
        <draw:frame draw:style-name="gr7" draw:layer="layout" svg:width="0.304cm" svg:height="0.962cm" svg:x="0.204cm" svg:y="2.157cm">
          <draw:text-box>
            <text:p>-</text:p>
          </draw:text-box>
        </draw:frame>
        <draw:frame draw:style-name="gr5" draw:layer="layout" svg:width="0.611cm" svg:height="0.53cm" svg:x="0.567cm" svg:y="0.44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layer="layout" svg:width="0.974cm" svg:height="0.53cm" svg:x="1.564cm" svg:y="0.43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layer="layout" svg:width="1.052cm" svg:height="0.529cm" svg:x="1.615cm" svg:y="2.001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6" draw:text-style-name="P4" draw:layer="layout" svg:width="1.078cm" svg:height="0.911cm" svg:x="2.671cm" svg:y="0.497cm">
          <draw:text-box>
            <text:p><text:span text:style-name="T1">الف</text:span></text:p>
          </draw:text-box>
        </draw:frame>
        <draw:frame draw:style-name="gr6" draw:text-style-name="P4" draw:layer="layout" svg:width="0.714cm" svg:height="0.911cm" svg:x="2.804cm" svg:y="3.2cm">
          <draw:text-box>
            <text:p><text:span text:style-name="T1">با</text:span></text:p>
          </draw:text-box>
        </draw:frame>
        <draw:frame draw:style-name="gr6" draw:text-style-name="P4" draw:layer="layout" svg:width="4.439cm" svg:height="0.911cm" svg:x="-0.01cm" svg:y="3.84cm">
          <draw:text-box>
            <text:p><text:span text:style-name="T1">تھوِنن برقی دباؤ حاصل کریں</text:span><text:span text:style-name="T1"> </text:span></text:p>
          </draw:text-box>
        </draw:frame>
        <draw:g>
          <draw:ellipse draw:style-name="gr2" draw:text-style-name="P2" draw:layer="layout" svg:width="0.188cm" svg:height="0.302cm" draw:transform="rotate (-1.57079632679579) translate (2.956cm 2.26cm)" draw:kind="arc" draw:start-angle="178.71" draw:end-angle="0.34">
            <text:p/>
          </draw:ellipse>
          <draw:ellipse draw:style-name="gr2" draw:text-style-name="P2" draw:layer="layout" svg:width="0.19cm" svg:height="0.302cm" draw:transform="rotate (-1.57079632679579) translate (2.953cm 2.072cm)" draw:kind="arc" draw:start-angle="178.71" draw:end-angle="0.34">
            <text:p/>
          </draw:ellipse>
          <draw:ellipse draw:style-name="gr2" draw:text-style-name="P2" draw:layer="layout" svg:width="0.189cm" svg:height="0.302cm" draw:transform="rotate (-1.57079632679579) translate (2.956cm 1.884cm)" draw:kind="arc" draw:start-angle="178.71" draw:end-angle="0.34">
            <text:p/>
          </draw:ellipse>
          <draw:ellipse draw:style-name="gr2" draw:text-style-name="P2" draw:layer="layout" svg:width="0.19cm" svg:height="0.302cm" draw:transform="rotate (-1.57079632679579) translate (2.953cm 2.447cm)" draw:kind="arc" draw:start-angle="178.71" draw:end-angle="0.34">
            <text:p/>
          </draw:ellipse>
          <draw:ellipse draw:style-name="gr2" draw:text-style-name="P2" draw:layer="layout" svg:width="0.189cm" svg:height="0.302cm" draw:transform="rotate (-1.57079632679579) translate (2.953cm 2.635cm)" draw:kind="arc" draw:start-angle="178.71" draw:end-angle="0.34">
            <text:p/>
          </draw:ellipse>
          <draw:line draw:style-name="gr3" draw:text-style-name="P2" draw:layer="layout" svg:x1="2.824cm" svg:y1="1.883cm" svg:x2="2.824cm" svg:y2="2.821cm">
            <text:p/>
          </draw:line>
        </draw:g>
        <draw:line draw:style-name="gr4" draw:text-style-name="P3" draw:layer="layout" svg:x1="2.682cm" svg:y1="1.178cm" svg:x2="3.312cm" svg:y2="1.178cm">
          <text:p/>
        </draw:line>
        <draw:line draw:style-name="gr4" draw:text-style-name="P3" draw:layer="layout" svg:x1="2.804cm" svg:y1="1.178cm" svg:x2="2.804cm" svg:y2="1.899cm">
          <text:p/>
        </draw:line>
        <draw:line draw:style-name="gr4" draw:text-style-name="P3" draw:layer="layout" svg:x1="2.794cm" svg:y1="2.824cm" svg:x2="2.794cm" svg:y2="3.312cm">
          <text:p/>
        </draw:line>
        <draw:line draw:style-name="gr4" draw:text-style-name="P3" draw:layer="layout" svg:x1="3.312cm" svg:y1="3.317cm" svg:x2="0.254cm" svg:y2="3.317cm">
          <text:p/>
        </draw:line>
        <draw:frame draw:style-name="gr5" draw:layer="layout" svg:width="0.601cm" svg:height="0.58cm" svg:x="2.905cm" svg:y="1.94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0.875cm" svg:height="0.962cm" svg:x="2.752cm" svg:y="1.12cm">
          <draw:text-box>
            <text:p>+</text:p>
          </draw:text-box>
        </draw:frame>
        <draw:frame draw:style-name="gr7" draw:layer="layout" svg:width="0.304cm" svg:height="0.962cm" svg:x="3.017cm" svg:y="2.286cm">
          <draw:text-box>
            <text:p>-</text:p>
          </draw:text-box>
        </draw:frame>
        <draw:rect draw:style-name="gr1" draw:text-style-name="P1" draw:layer="layout" svg:width="0.898cm" svg:height="0.365cm" svg:x="6.507cm" svg:y="0.999cm">
          <text:p/>
        </draw:rect>
        <draw:g>
          <draw:ellipse draw:style-name="gr2" draw:text-style-name="P2" draw:layer="layout" svg:width="-0.188cm" svg:height="-0.302cm" svg:x="8.264cm" svg:y="1.313cm" draw:kind="arc" draw:start-angle="178.71" draw:end-angle="0.34">
            <text:p/>
          </draw:ellipse>
          <draw:ellipse draw:style-name="gr2" draw:text-style-name="P2" draw:layer="layout" svg:width="-0.19cm" svg:height="-0.302cm" svg:x="8.452cm" svg:y="1.31cm" draw:kind="arc" draw:start-angle="178.71" draw:end-angle="0.34">
            <text:p/>
          </draw:ellipse>
          <draw:ellipse draw:style-name="gr2" draw:text-style-name="P2" draw:layer="layout" svg:width="-0.189cm" svg:height="-0.302cm" svg:x="8.64cm" svg:y="1.313cm" draw:kind="arc" draw:start-angle="178.71" draw:end-angle="0.34">
            <text:p/>
          </draw:ellipse>
          <draw:ellipse draw:style-name="gr2" draw:text-style-name="P2" draw:layer="layout" svg:width="-0.19cm" svg:height="-0.302cm" svg:x="8.077cm" svg:y="1.31cm" draw:kind="arc" draw:start-angle="178.71" draw:end-angle="0.34">
            <text:p/>
          </draw:ellipse>
          <draw:ellipse draw:style-name="gr2" draw:text-style-name="P2" draw:layer="layout" svg:width="-0.189cm" svg:height="-0.302cm" svg:x="7.889cm" svg:y="1.31cm" draw:kind="arc" draw:start-angle="178.71" draw:end-angle="0.34">
            <text:p/>
          </draw:ellipse>
          <draw:line draw:style-name="gr3" draw:text-style-name="P2" draw:layer="layout" svg:x1="8.641cm" svg:y1="1.181cm" svg:x2="7.703cm" svg:y2="1.181cm">
            <text:p/>
          </draw:line>
        </draw:g>
        <draw:line draw:style-name="gr4" draw:text-style-name="P3" draw:layer="layout" svg:x1="7.711cm" svg:y1="1.161cm" svg:x2="7.395cm" svg:y2="1.161cm">
          <text:p/>
        </draw:line>
        <draw:line draw:style-name="gr4" draw:text-style-name="P3" draw:layer="layout" svg:x1="6.186cm" svg:y1="1.139cm" svg:x2="6.488cm" svg:y2="1.139cm">
          <text:p/>
        </draw:line>
        <draw:frame draw:style-name="gr5" draw:layer="layout" svg:width="0.611cm" svg:height="0.53cm" svg:x="6.553cm" svg:y="0.42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0.974cm" svg:height="0.53cm" svg:x="7.499cm" svg:y="0.40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1.052cm" svg:height="0.529cm" svg:x="7.568cm" svg:y="1.98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4" draw:layer="layout" svg:width="1.078cm" svg:height="0.911cm" svg:x="8.624cm" svg:y="0.48cm">
          <draw:text-box>
            <text:p><text:span text:style-name="T1">الف</text:span></text:p>
          </draw:text-box>
        </draw:frame>
        <draw:frame draw:style-name="gr6" draw:text-style-name="P4" draw:layer="layout" svg:width="0.714cm" svg:height="0.911cm" svg:x="8.757cm" svg:y="3.183cm">
          <draw:text-box>
            <text:p><text:span text:style-name="T1">با</text:span></text:p>
          </draw:text-box>
        </draw:frame>
        <draw:g>
          <draw:ellipse draw:style-name="gr2" draw:text-style-name="P2" draw:layer="layout" svg:width="0.188cm" svg:height="0.302cm" draw:transform="rotate (-1.57079632679579) translate (8.909cm 2.243cm)" draw:kind="arc" draw:start-angle="178.71" draw:end-angle="0.34">
            <text:p/>
          </draw:ellipse>
          <draw:ellipse draw:style-name="gr2" draw:text-style-name="P2" draw:layer="layout" svg:width="0.19cm" svg:height="0.302cm" draw:transform="rotate (-1.57079632679579) translate (8.906cm 2.055cm)" draw:kind="arc" draw:start-angle="178.71" draw:end-angle="0.34">
            <text:p/>
          </draw:ellipse>
          <draw:ellipse draw:style-name="gr2" draw:text-style-name="P2" draw:layer="layout" svg:width="0.189cm" svg:height="0.302cm" draw:transform="rotate (-1.57079632679579) translate (8.909cm 1.867cm)" draw:kind="arc" draw:start-angle="178.71" draw:end-angle="0.34">
            <text:p/>
          </draw:ellipse>
          <draw:ellipse draw:style-name="gr2" draw:text-style-name="P2" draw:layer="layout" svg:width="0.19cm" svg:height="0.302cm" draw:transform="rotate (-1.57079632679579) translate (8.906cm 2.43cm)" draw:kind="arc" draw:start-angle="178.71" draw:end-angle="0.34">
            <text:p/>
          </draw:ellipse>
          <draw:ellipse draw:style-name="gr2" draw:text-style-name="P2" draw:layer="layout" svg:width="0.189cm" svg:height="0.302cm" draw:transform="rotate (-1.57079632679579) translate (8.906cm 2.618cm)" draw:kind="arc" draw:start-angle="178.71" draw:end-angle="0.34">
            <text:p/>
          </draw:ellipse>
          <draw:line draw:style-name="gr3" draw:text-style-name="P2" draw:layer="layout" svg:x1="8.777cm" svg:y1="1.866cm" svg:x2="8.777cm" svg:y2="2.804cm">
            <text:p/>
          </draw:line>
        </draw:g>
        <draw:line draw:style-name="gr4" draw:text-style-name="P3" draw:layer="layout" svg:x1="8.635cm" svg:y1="1.161cm" svg:x2="9.265cm" svg:y2="1.161cm">
          <text:p/>
        </draw:line>
        <draw:line draw:style-name="gr4" draw:text-style-name="P3" draw:layer="layout" svg:x1="8.757cm" svg:y1="1.161cm" svg:x2="8.757cm" svg:y2="1.882cm">
          <text:p/>
        </draw:line>
        <draw:line draw:style-name="gr4" draw:text-style-name="P3" draw:layer="layout" svg:x1="8.747cm" svg:y1="2.807cm" svg:x2="8.747cm" svg:y2="3.302cm">
          <text:p/>
        </draw:line>
        <draw:line draw:style-name="gr4" draw:text-style-name="P3" draw:layer="layout" svg:x1="9.265cm" svg:y1="3.301cm" svg:x2="6.197cm" svg:y2="3.301cm">
          <text:p/>
        </draw:line>
        <draw:frame draw:style-name="gr5" draw:layer="layout" svg:width="0.575cm" svg:height="0.53cm" svg:x="9.133cm" svg:y="1.76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4" draw:text-style-name="P3" draw:layer="layout" svg:x1="6.198cm" svg:y1="1.138cm" svg:x2="6.198cm" svg:y2="3.303cm">
          <text:p/>
        </draw:line>
        <draw:frame draw:style-name="gr6" draw:text-style-name="P4" draw:layer="layout" svg:width="4.418cm" svg:height="0.911cm" svg:x="5.812cm" svg:y="3.894cm">
          <draw:text-box>
            <text:p><text:span text:style-name="T1">تھوِنن مقاومت حاصل کریں</text:span><text:span text:style-name="T1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0.16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V</math:mi>
        <math:mi>t</math:mi>
      </math:msub>
      <math:mo math:stretchy="false">ˆ</math:mo>
    </math:mover>
    <math:annotation math:encoding="StarMath 5.0">hat V_t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j</math:mi>
      <math:msub>
        <math:mi>X</math:mi>
        <math:mi>s</math:mi>
      </math:msub>
    </math:mrow>
    <math:annotation math:encoding="StarMath 5.0">j X_s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i>j</math:mi>
      <math:msub>
        <math:mi>X</math:mi>
        <math:mi>m</math:mi>
      </math:msub>
    </math:mrow>
    <math:annotation math:encoding="StarMath 5.0">j X_m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i>Z</math:mi>
      <math:mi>t</math:mi>
    </math:msub>
    <math:annotation math:encoding="StarMath 5.0">Z_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b>
      <math:mi>R</math:mi>
      <math:mi>s</math:mi>
    </math:msub>
    <math:annotation math:encoding="StarMath 5.0">R_s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j</math:mi>
      <math:msub>
        <math:mi>X</math:mi>
        <math:mi>s</math:mi>
      </math:msub>
    </math:mrow>
    <math:annotation math:encoding="StarMath 5.0">j X_s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j</math:mi>
      <math:msub>
        <math:mi>X</math:mi>
        <math:mi>m</math:mi>
      </math:msub>
    </math:mrow>
    <math:annotation math:encoding="StarMath 5.0">j X_m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V</math:mi>
        <math:mi>s</math:mi>
      </math:msub>
      <math:mo math:stretchy="false">ˆ</math:mo>
    </math:mover>
    <math:annotation math:encoding="StarMath 5.0">hat V_s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ub>
      <math:mi>R</math:mi>
      <math:mi>s</math:mi>
    </math:msub>
    <math:annotation math:encoding="StarMath 5.0">R_s</math:annotation>
  </math:semantics>
</math:math>
</file>